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Text_20_body" style:list-style-name="L46">
      <style:paragraph-properties fo:margin-top="0in" fo:margin-bottom="0in"/>
    </style:style>
    <style:style style:name="P52" style:family="paragraph" style:parent-style-name="Text_20_body" style:list-style-name="L47">
      <style:paragraph-properties fo:margin-top="0in" fo:margin-bottom="0in"/>
    </style:style>
    <style:style style:name="P53" style:family="paragraph" style:parent-style-name="Text_20_body" style:list-style-name="L48">
      <style:paragraph-properties fo:margin-top="0in" fo:margin-bottom="0in"/>
    </style:style>
    <style:style style:name="P54" style:family="paragraph" style:parent-style-name="Text_20_body" style:list-style-name="L49">
      <style:paragraph-properties fo:margin-top="0in" fo:margin-bottom="0in"/>
    </style:style>
    <style:style style:name="P55" style:family="paragraph" style:parent-style-name="Text_20_body" style:list-style-name="L50">
      <style:paragraph-properties fo:margin-top="0in" fo:margin-bottom="0in"/>
    </style:style>
    <style:style style:name="P56" style:family="paragraph" style:parent-style-name="Text_20_body" style:list-style-name="L51">
      <style:paragraph-properties fo:margin-top="0in" fo:margin-bottom="0in"/>
    </style:style>
    <style:style style:name="P57" style:family="paragraph" style:parent-style-name="Text_20_body" style:list-style-name="L52">
      <style:paragraph-properties fo:margin-top="0in" fo:margin-bottom="0in"/>
    </style:style>
    <style:style style:name="P58" style:family="paragraph" style:parent-style-name="Text_20_body" style:list-style-name="L53">
    </style:style>
    <style:style style:name="P59" style:family="paragraph" style:parent-style-name="Text_20_body" style:list-style-name="L54">
    </style:style>
    <style:style style:name="P60" style:family="paragraph" style:parent-style-name="Text_20_body" style:list-style-name="L55">
      <style:paragraph-properties fo:margin-top="0in" fo:margin-bottom="0in"/>
    </style:style>
    <style:style style:name="P61" style:family="paragraph" style:parent-style-name="Text_20_body" style:list-style-name="L56">
      <style:paragraph-properties fo:margin-top="0in" fo:margin-bottom="0in"/>
    </style:style>
    <style:style style:name="P62" style:family="paragraph" style:parent-style-name="Text_20_body" style:list-style-name="L57">
    </style:style>
    <style:style style:name="P63" style:family="paragraph" style:parent-style-name="Text_20_body" style:list-style-name="L58">
      <style:paragraph-properties fo:margin-top="0in" fo:margin-bottom="0in"/>
    </style:style>
    <style:style style:name="P64" style:family="paragraph" style:parent-style-name="Text_20_body" style:list-style-name="L59">
      <style:paragraph-properties fo:margin-top="0in" fo:margin-bottom="0in"/>
    </style:style>
    <style:style style:name="P65" style:family="paragraph" style:parent-style-name="Text_20_body" style:list-style-name="L60">
      <style:paragraph-properties fo:margin-top="0in" fo:margin-bottom="0in"/>
    </style:style>
    <style:style style:name="P66" style:family="paragraph" style:parent-style-name="Text_20_body" style:list-style-name="L61">
      <style:paragraph-properties fo:margin-top="0in" fo:margin-bottom="0in"/>
    </style:style>
    <style:style style:name="P67" style:family="paragraph" style:parent-style-name="Text_20_body" style:list-style-name="L62">
      <style:paragraph-properties fo:margin-top="0in" fo:margin-bottom="0in"/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</style:style>
    <style:style style:name="P70" style:family="paragraph" style:parent-style-name="Text_20_body" style:list-style-name="L65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20</text:p>
      <text:p text:style-name="Pagebreak"/>
      <text:h text:style-name="Heading_20_1" text:outline-level="1"><text:bookmark-start text:name="objetivo"/>Objetivo<text:bookmark-end text:name="objetivo"/></text:h>
      <text:p text:style-name="First_20_paragraph">Estudo dirigido de MySQL.</text:p>
      <text:h text:style-name="Heading_20_1" text:outline-level="1"><text:bookmark-start text:name="referência"/>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Módulo 2 - Teoria<text:bookmark-end text:name="módulo-2---teoria"/></text:h>
      <text:h text:style-name="Heading_20_2" text:outline-level="2"><text:bookmark-start text:name="modelagem"/>Modelagem<text:bookmark-end text:name="modelagem"/></text:h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  <text:list-item>
              <text:p text:style-name="P6">Modelo <text:span text:style-name="T1">entidades-relacionamentos</text:span>, define os relacionamentos entre os agentes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9">
            <text:list-item>
              <text:p text:style-name="P9">Modelo físico<text:line-break/></text:p>
            </text:list-item>
          </text:list>
          <text:list text:style-name="L10">
            <text:list-item>
              <text:p text:style-name="P10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0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0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,<text:line-break/><text:span text:style-name="T2">coluna2</text:span> <text:span text:style-name="T2">tipo</text:span>(<text:span text:style-name="T2">tamanho</text:span>),<text:line-break/>…<text:line-break/>);<text:line-break/></text:p>
            </text:list-item>
            <text:list-item>
              <text:p text:style-name="P10">Verificando os banco de dados no sistema.<text:line-break/><text:span text:style-name="T1">SHOW DATABASES</text:span>;<text:line-break/></text:p>
            </text:list-item>
            <text:list-item>
              <text:p text:style-name="P10">Verificando as tabelas do banco de dados.<text:line-break/><text:span text:style-name="T1">SHOW TABLES</text:span>;<text:line-break/></text:p>
            </text:list-item>
            <text:list-item>
              <text:p text:style-name="P10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0">Verificar em qual <text:span text:style-name="T1">DATABASE</text:span> esta conectado no momento.<text:line-break/><text:span text:style-name="T1">STATUS</text:span>;<text:line-break/></text:p>
            </text:list-item>
            <text:list-item>
              <text:p text:style-name="P10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Tipagem de campos<text:bookmark-end text:name="tipagem-de-campos"/></text:h>
      <text:p text:style-name="First_20_paragraph">A tipagem correta diminui o tempo de resposta, otimiza os processos.<text:line-break/></text:p>
      <text:list text:style-name="L11">
        <text:list-item>
          <text:p text:style-name="P11">Tipo caracteres<text:line-break/></text:p>
        </text:list-item>
      </text:list>
      <text:list text:style-name="L12">
        <text:list-item>
          <text:p text:style-name="P12"><text:span text:style-name="T1">CHAR</text:span><text:line-break/></text:p>
          <text:list text:style-name="L13">
            <text:list-item>
              <text:p text:style-name="P13">Usado quando o numero de caracteres não varia, separa na memoria um espaço determinado para ser preenchido.<text:line-break/></text:p>
            </text:list-item>
          </text:list>
        </text:list-item>
        <text:list-item>
          <text:p text:style-name="P12"><text:span text:style-name="T1">VARCHAR</text:span><text:line-break/></text:p>
          <text:list text:style-name="L14">
            <text:list-item>
              <text:p text:style-name="P14">Usado quando o numero de caracteres varia, dependendo da entrada adapta o espaço separado na memoria para caber os caracters.<text:line-break/></text:p>
            </text:list-item>
          </text:list>
        </text:list-item>
      </text:list>
      <text:list text:style-name="L15">
        <text:list-item>
          <text:p text:style-name="P15">Tipo <text:span text:style-name="T1">ENUM</text:span><text:line-break/></text:p>
        </text:list-item>
      </text:list>
      <text:list text:style-name="L16">
        <text:list-item>
          <text:p text:style-name="P16">Conjunto de dados enumerados, ou seja, um conjunto fixo de dados.<text:line-break/></text:p>
        </text:list-item>
        <text:list-item>
          <text:p text:style-name="P16">Limita dados em uma coluna, lista de opções.<text:line-break/></text:p>
        </text:list-item>
        <text:list-item>
          <text:p text:style-name="P16">tipo caracterisco do <text:span text:style-name="T1">MySQL</text:span>.<text:line-break/></text:p>
        </text:list-item>
      </text:list>
      <text:list text:style-name="L17">
        <text:list-item>
          <text:p text:style-name="P17">Tipo numerico<text:line-break/></text:p>
        </text:list-item>
      </text:list>
      <text:list text:style-name="L18">
        <text:list-item>
          <text:p text:style-name="P18"><text:span text:style-name="T1">INT</text:span><text:line-break/></text:p>
          <text:list text:style-name="L19">
            <text:list-item>
              <text:p text:style-name="P19">Para numeros inteiros.<text:line-break/></text:p>
            </text:list-item>
            <text:list-item>
              <text:p text:style-name="P19">Numero maximo de 11 digitos, para numeros maiores que isso usar <text:span text:style-name="T1">VARCHAR</text:span>.<text:line-break/></text:p>
            </text:list-item>
          </text:list>
        </text:list-item>
        <text:list-item>
          <text:p text:style-name="P18"><text:span text:style-name="T1">FLOAT</text:span><text:line-break/></text:p>
          <text:list text:style-name="L20">
            <text:list-item>
              <text:p text:style-name="P20">Ponto flutuante, ou seja, numeros reais.<text:line-break/></text:p>
            </text:list-item>
            <text:list-item>
              <text:p text:style-name="P20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0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1">
        <text:list-item>
          <text:p text:style-name="P21">Para fotos e documentos<text:line-break/></text:p>
        </text:list-item>
      </text:list>
      <text:list text:style-name="L22">
        <text:list-item>
          <text:p text:style-name="P22"><text:span text:style-name="T1">BLOB</text:span><text:line-break/></text:p>
        </text:list-item>
      </text:list>
      <text:list text:style-name="L23">
        <text:list-item>
          <text:p text:style-name="P23">Tipo textos<text:line-break/></text:p>
        </text:list-item>
      </text:list>
      <text:list text:style-name="L24">
        <text:list-item>
          <text:p text:style-name="P24"><text:span text:style-name="T1">TEXT</text:span><text:line-break/></text:p>
        </text:list-item>
      </text:list>
      <text:p text:style-name="Pagebreak"/>
      <text:h text:style-name="Heading_20_1" text:outline-level="1"><text:bookmark-start text:name="módulo-3---comandos"/>Módulo 3 - Comandos<text:bookmark-end text:name="módulo-3---comandos"/></text:h>
      <text:h text:style-name="Heading_20_2" text:outline-level="2"><text:bookmark-start text:name="inserir-registros-na-tabela---insert"/>Inserir registros na tabela - <text:span text:style-name="T1">INSERT</text:span><text:bookmark-end text:name="inserir-registros-na-tabela---insert"/></text:h>
      <text:list text:style-name="L25">
        <text:list-item>
          <text:p text:style-name="P25">Existem diversas formas de inserir dados na tabela, entre eles temos:<text:line-break/></text:p>
          <text:list text:style-name="L26">
            <text:list-item>
              <text:p text:style-name="P26">Omitindo colunas/campos.<text:line-break/></text:p>
              <text:list text:style-name="L27">
                <text:list-item>
                  <text:p text:style-name="P27">Determina apenas a tabela, que puxa todos os campos para serem preenchidos, na ordem que aparece na tabela.<text:line-break/></text:p>
                </text:list-item>
                <text:list-item>
                  <text:p text:style-name="P27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26">Colocando as colunas. </text:p>
              <text:list text:style-name="L28">
                <text:list-item>
                  <text:p text:style-name="P28">Especifica a ordem das entradas e os campos a serem preenchidos.<text:line-break/></text:p>
                </text:list-item>
                <text:list-item>
                  <text:p text:style-name="P28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26">INSERT COMPACTO, somente <text:span text:style-name="T1">MySQL</text:span>.<text:line-break/></text:p>
              <text:list text:style-name="L29">
                <text:list-item>
                  <text:p text:style-name="P29">Insere diversos registros de uma vez, na ordem que aparecem na tabela.<text:line-break/></text:p>
                </text:list-item>
                <text:list-item>
                  <text:p text:style-name="P29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Consultando campos na tabela - <text:span text:style-name="T1">SELECT</text:span><text:bookmark-end text:name="consultando-campos-na-tabela---select"/></text:h>
      <text:list text:style-name="L30">
        <text:list-item>
          <text:p text:style-name="P30">O comando <text:span text:style-name="T1">SELECT</text:span> serve para projeção, seleção e junção.<text:line-break/></text:p>
        </text:list-item>
        <text:list-item>
          <text:p text:style-name="P30">O comando <text:span text:style-name="T1">SELECT</text:span> seleciona os campos/colunas a serem mostrados.<text:line-break/></text:p>
        </text:list-item>
        <text:list-item>
          <text:p text:style-name="P30">Projeta/constroi o que deve ser mostrado, não apenas os dados da tabela.</text:p>
          <text:list text:style-name="L31">
            <text:list-item>
              <text:p text:style-name="P31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31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30">Seleciona o que deve ser mostrado da tabela.<text:line-break/></text:p>
          <text:list text:style-name="L32">
            <text:list-item>
              <text:p text:style-name="P32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32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32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Consultando registros na tabela - <text:span text:style-name="T1">WHERE</text:span><text:bookmark-end text:name="consultando-registros-na-tabela---where"/></text:h>
      <text:list text:style-name="L33">
        <text:list-item>
          <text:p text:style-name="P33">O comando <text:span text:style-name="T1">WHERE</text:span> serve para filtrar os registros/linhas da tabela, antes de mostrar.<text:line-break/></text:p>
          <text:list text:style-name="L34">
            <text:list-item>
              <text:p text:style-name="P34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33">O comando <text:span text:style-name="T1">WHERE</text:span> não precisa ter haver com a seleção <text:span text:style-name="T1">SELECT</text:span>.<text:line-break/></text:p>
          <text:list text:style-name="L35">
            <text:list-item>
              <text:p text:style-name="P35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33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36">
            <text:list-item>
              <text:p text:style-name="P36">Caracteres coringas:<text:line-break/></text:p>
              <text:list text:style-name="L37">
                <text:list-item>
                  <text:p text:style-name="P37">‘%’<text:line-break/>Qualquer coisa.<text:line-break/></text:p>
                </text:list-item>
                <text:list-item>
                  <text:p text:style-name="P37">’_’<text:line-break/>Um único caracter.<text:line-break/></text:p>
                </text:list-item>
              </text:list>
            </text:list-item>
            <text:list-item>
              <text:p text:style-name="P36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33">Filtrando valores <text:span text:style-name="T1">NULL</text:span>.<text:line-break/></text:p>
          <text:list text:style-name="L38">
            <text:list-item>
              <text:p text:style-name="P38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39">
                <text:list-item>
                  <text:p text:style-name="P3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38">Para filtrar valores não <text:span text:style-name="T1">NULL</text:span>, basta utilizar <text:span text:style-name="T1">IS NOT NULL</text:span>, ao inves de uma expressão.</text:p>
              <text:list text:style-name="L40">
                <text:list-item>
                  <text:p text:style-name="P4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"/>Módulo 5 - Operadores Lógicos<text:bookmark-end text:name="módulo-5---operadores-lógicos"/></text:h>
      <text:h text:style-name="Heading_20_2" text:outline-level="2"><text:bookmark-start text:name="operadores-lógicos-e-performance-de-operadores-lógicos"/>Operadores Lógicos e Performance de operadores lógicos<text:bookmark-end text:name="operadores-lógicos-e-performance-de-operadores-lógicos"/></text:h>
      <text:list text:style-name="L41">
        <text:list-item>
          <text:p text:style-name="P41">Operadores lógicos:<text:line-break/></text:p>
          <text:list text:style-name="L42">
            <text:list-item>
              <text:p text:style-name="P42"><text:span text:style-name="T1">OR</text:span>/OU<text:line-break/></text:p>
              <text:list text:style-name="L43">
                <text:list-item>
                  <text:p text:style-name="P43">Apenas uma condição precisa ser verdadeira para dar verdadeiro.<text:line-break/></text:p>
                </text:list-item>
                <text:list-item>
                  <text:p text:style-name="P43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42"><text:span text:style-name="T1">AND</text:span>/E<text:line-break/></text:p>
              <text:list text:style-name="L44">
                <text:list-item>
                  <text:p text:style-name="P44">Todas as condições precisam ser verdadeiras para dar verdadeiro.<text:line-break/></text:p>
                </text:list-item>
                <text:list-item>
                  <text:p text:style-name="P44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42"><text:span text:style-name="T1">NOT</text:span>/negação<text:line-break/></text:p>
              <text:list text:style-name="L45">
                <text:list-item>
                  <text:p text:style-name="P45">Nega e inverte e inverte o valor de uma expressão.<text:line-break/></text:p>
                </text:list-item>
                <text:list-item>
                  <text:p text:style-name="P45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</text:list>
        </text:list-item>
        <text:list-item>
          <text:p text:style-name="P41"><text:span text:style-name="T2">Tabela verdade</text:span><text:line-break/></text:p>
        </text:list-item>
      </text:list>
      <text:p text:style-name="P46">## <text:s text:c="2"/>A NOT_A B NOT_B A_OR_B A_AND_B</text:p>
      <text:p text:style-name="P47">## 1 V <text:s text:c="4"/>F V <text:s text:c="4"/>F <text:s text:c="5"/>V <text:s text:c="6"/>V</text:p>
      <text:p text:style-name="P48">## 2 V <text:s text:c="4"/>F F <text:s text:c="4"/>V <text:s text:c="5"/>V <text:s text:c="6"/>F</text:p>
      <text:p text:style-name="P49">## 3 F <text:s text:c="4"/>V V <text:s text:c="4"/>F <text:s text:c="5"/>V <text:s text:c="6"/>F</text:p>
      <text:p text:style-name="P50">## 4 F <text:s text:c="4"/>V F <text:s text:c="4"/>V <text:s text:c="5"/>F <text:s text:c="6"/>F</text:p>
      <text:list text:style-name="L46">
        <text:list-item>
          <text:p text:style-name="P51">Performance de operadores lógicos.<text:line-break/></text:p>
          <text:list text:style-name="L47">
            <text:list-item>
              <text:p text:style-name="P52">Para melhorar a performance das consultas, com operadores lógicos, dois casos podem ser avaliados:<text:line-break/></text:p>
              <text:list text:style-name="L48">
                <text:list-item>
                  <text:p text:style-name="P53">No caso <text:span text:style-name="T1">OR</text:span>:<text:line-break/></text:p>
                  <text:list text:style-name="L49">
                    <text:list-item>
                      <text:p text:style-name="P54">Colocar a condição que oferece maior incidencia de verdadeiro na frente.<text:line-break/></text:p>
                    </text:list-item>
                    <text:list-item>
                      <text:p text:style-name="P54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53">No caso <text:span text:style-name="T1">AND</text:span>:<text:line-break/></text:p>
                  <text:list text:style-name="L50">
                    <text:list-item>
                      <text:p text:style-name="P55">Colocar a condição que oference menor inicidencia de verdadeiro na frente.<text:line-break/></text:p>
                    </text:list-item>
                    <text:list-item>
                      <text:p text:style-name="P55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Agregador e funções de agregação - <text:span text:style-name="T1">GROUP BY</text:span><text:bookmark-end text:name="agregador-e-funções-de-agregação---group-by"/></text:h>
      <text:list text:style-name="L51">
        <text:list-item>
          <text:p text:style-name="P56"><text:span text:style-name="T1">COUNT</text:span>(*)<text:line-break/></text:p>
          <text:list text:style-name="L52">
            <text:list-item>
              <text:p text:style-name="P57">Conta o numero de registros.<text:line-break/></text:p>
            </text:list-item>
            <text:list-item>
              <text:p text:style-name="P57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56"><text:span text:style-name="T1">GROUP BY</text:span><text:line-break/></text:p>
          <text:list text:style-name="L53">
            <text:list-item>
              <text:p text:style-name="P58">Agrupa dados em torno de determinado campo.<text:line-break/></text:p>
            </text:list-item>
            <text:list-item>
              <text:p text:style-name="P58">Usar em conjunto com funções de agrupamento, como:<text:line-break/></text:p>
              <text:list text:style-name="L54">
                <text:list-item>
                  <text:p text:style-name="P59"><text:span text:style-name="T1">COUNT</text:span> (*)<text:line-break/>Conta todos os registros.<text:line-break/></text:p>
                </text:list-item>
                <text:list-item>
                  <text:p text:style-name="P59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59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59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59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59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58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58">É possivel agrupar mais de uma coluna de uma vez.<text:line-break/></text:p>
              <text:list text:style-name="L55">
                <text:list-item>
                  <text:p text:style-name="P60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60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Ordenando registros - <text:span text:style-name="T1">ORDER BY</text:span><text:bookmark-end text:name="ordenando-registros---order-by"/></text:h>
      <text:list text:style-name="L56">
        <text:list-item>
          <text:p text:style-name="P61"><text:span text:style-name="T1">ORDER BY</text:span><text:line-break/></text:p>
          <text:list text:style-name="L57">
            <text:list-item>
              <text:p text:style-name="P62">Organiza os dados segundo uma ordem.<text:line-break/></text:p>
            </text:list-item>
            <text:list-item>
              <text:p text:style-name="P62">Por default é ordem crescente, <text:span text:style-name="T1">ASC</text:span>.<text:line-break/></text:p>
            </text:list-item>
            <text:list-item>
              <text:p text:style-name="P62">Para ordem decrescente só adicionar ao final <text:span text:style-name="T1">DESC</text:span>.<text:line-break/></text:p>
            </text:list-item>
            <text:list-item>
              <text:p text:style-name="P62">Utilizado normalmente ao final de <text:span text:style-name="T1">WHERE</text:span> ou <text:span text:style-name="T1">GROUP BY</text:span>.<text:line-break/></text:p>
            </text:list-item>
            <text:list-item>
              <text:p text:style-name="P62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62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62">Também é possivel colocar em ordem, mais de uma coluna de uma vez.<text:line-break/></text:p>
              <text:list text:style-name="L58">
                <text:list-item>
                  <text:p text:style-name="P63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7---mais-comandos"/>Módulo 7 - Mais comandos<text:bookmark-end text:name="módulo-7---mais-comandos"/></text:h>
      <text:h text:style-name="Heading_20_2" text:outline-level="2"><text:bookmark-start text:name="atualizando-registros-na-tabela---update"/>Atualizando registros na tabela - <text:span text:style-name="T1">UPDATE</text:span><text:bookmark-end text:name="atualizando-registros-na-tabela---update"/></text:h>
      <text:list text:style-name="L59">
        <text:list-item>
          <text:p text:style-name="P64">Atualizar todos os dados de uma coluna/campo de uma tabela, de uma vez.<text:line-break/></text:p>
          <text:list text:style-name="L60">
            <text:list-item>
              <text:p text:style-name="P65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65">Muito cuidado ao utilizar esse comando assim, pois pode gerar muitos problemas.<text:line-break/></text:p>
            </text:list-item>
            <text:list-item>
              <text:p text:style-name="P65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64">Para atualizar um determinado registro.<text:line-break/></text:p>
          <text:list text:style-name="L61">
            <text:list-item>
              <text:p text:style-name="P66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66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64">Existe como voltar atrás de um <text:span text:style-name="T1">UPDATE</text:span>, desfazer um <text:span text:style-name="T1">UPDATE</text:span>.<text:line-break/></text:p>
          <text:list text:style-name="L62">
            <text:list-item>
              <text:p text:style-name="P67"><text:span text:style-name="T1">COMMIT</text:span><text:line-break/></text:p>
            </text:list-item>
            <text:list-item>
              <text:p text:style-name="P67"><text:span text:style-name="T1">ROLLBACK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Deletando registros - <text:span text:style-name="T1">DELETE</text:span><text:bookmark-end text:name="deletando-registros---delete"/></text:h>
      <text:p text:style-name="Pagebreak"/>
      <text:h text:style-name="Heading_20_1" text:outline-level="1"><text:bookmark-start text:name="detalhes"/>Detalhes<text:bookmark-end text:name="detalhes"/></text:h>
      <text:list text:style-name="L63">
        <text:list-item>
          <text:p text:style-name="P68"><text:span text:style-name="T3">Comentarios</text:span> no <text:span text:style-name="T1">MySQL</text:span>, diferente do <text:span text:style-name="T1">SQL</text:span> onde comentarios são ’/**/‘, no MySQL é’#’.<text:line-break/></text:p>
        </text:list-item>
        <text:list-item>
          <text:p text:style-name="P68">O que são e o que fazem os administradores:<text:line-break/></text:p>
          <text:list text:style-name="L64">
            <text:list-item>
              <text:p text:style-name="P69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69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68">Acesso ao <text:span text:style-name="T1">MySQL</text:span> pelo terminal é necessario usar o comando:<text:line-break/>mysql -u root -p<text:line-break/></text:p>
          <text:list text:style-name="L65">
            <text:list-item>
              <text:p text:style-name="P70">Depois colocar a senha.<text:line-break/></text:p>
            </text:list-item>
          </text:list>
        </text:list-item>
        <text:list-item>
          <text:p text:style-name="P68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h text:style-name="Heading_20_2" text:outline-level="2"><text:bookmark-start text:name="assunto-em-andamento"/>Assunto em andamento:<text:bookmark-end text:name="assunto-em-andamento"/></text:h>
      <text:p text:style-name="First_20_paragraph">Atualmente estou estudando Seção 3 - Comandos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20T11:40:09Z</meta:creation-date>
    <dc:date>2022-03-20T11:40:09Z</dc:date>
    <meta:user-defined meta:name="date" meta:value-type="string">2022-03-20</meta:user-defined>
    <meta:user-defined meta:name="output" meta:value-type="string"/>
  </office:meta>
</office:document-meta>
</file>